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066cm" svg:height="13.974cm" svg:x="7.236cm" svg:y="0.083cm">
            <draw:object draw:notify-on-update-of-ranges="Sheet1.B1:Sheet1.B8 Sheet1.C1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49cm" svg:height="12.585cm" svg:x="7.28cm" svg:y="14.262cm">
            <draw:object draw:notify-on-update-of-ranges="Sheet1.B9:Sheet1.B16 Sheet1.C9:Sheet1.C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.093cm" svg:height="13.712cm" svg:x="7.236cm" svg:y="27.126cm">
            <draw:object draw:notify-on-update-of-ranges="Sheet1.B17:Sheet1.B24 Sheet1.C17:Sheet1.C24 Sheet1.D17:Sheet1.D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.022cm" svg:height="13.196cm" svg:x="7.28cm" svg:y="40.905cm">
            <draw:object draw:notify-on-update-of-ranges="Sheet1.B25:Sheet1.B32 Sheet1.C25:Sheet1.C32 Sheet1.D25:Sheet1.D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023cm" svg:height="13.974cm" svg:x="7.279cm" svg:y="54.229cm">
            <draw:object draw:notify-on-update-of-ranges="Sheet1.B1:Sheet1.B8 Sheet1.C1:Sheet1.C8 Sheet1.C9:Sheet1.C16 Sheet1.C17:Sheet1.C24 Sheet1.C25:Sheet1.C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bbl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238229" calcext:value-type="float">
            <text:p>0,238229</text:p>
          </table:table-cell>
          <table:table-cell table:formula="of:=[.B1]^2" office:value-type="float" office:value="25000000" calcext:value-type="float">
            <text:p>25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6803" calcext:value-type="float">
            <text:p>0,956803</text:p>
          </table:table-cell>
          <table:table-cell table:formula="of:=[.B2]^2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5000" calcext:value-type="float">
            <text:p>15000</text:p>
          </table:table-cell>
          <table:table-cell office:value-type="float" office:value="2.154283" calcext:value-type="float">
            <text:p>2,154283</text:p>
          </table:table-cell>
          <table:table-cell table:formula="of:=[.B3]^2" office:value-type="float" office:value="225000000" calcext:value-type="float">
            <text:p>225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20000" calcext:value-type="float">
            <text:p>20000</text:p>
          </table:table-cell>
          <table:table-cell office:value-type="float" office:value="3.831269" calcext:value-type="float">
            <text:p>3,831269</text:p>
          </table:table-cell>
          <table:table-cell table:formula="of:=[.B4]^2" office:value-type="float" office:value="400000000" calcext:value-type="float">
            <text:p>400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25000" calcext:value-type="float">
            <text:p>25000</text:p>
          </table:table-cell>
          <table:table-cell office:value-type="float" office:value="5.985887" calcext:value-type="float">
            <text:p>5,985887</text:p>
          </table:table-cell>
          <table:table-cell table:formula="of:=[.B5]^2" office:value-type="float" office:value="625000000" calcext:value-type="float">
            <text:p>625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0000" calcext:value-type="float">
            <text:p>30000</text:p>
          </table:table-cell>
          <table:table-cell office:value-type="float" office:value="8.611687" calcext:value-type="float">
            <text:p>8,611687</text:p>
          </table:table-cell>
          <table:table-cell table:formula="of:=[.B6]^2" office:value-type="float" office:value="900000000" calcext:value-type="float">
            <text:p>900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5000" calcext:value-type="float">
            <text:p>35000</text:p>
          </table:table-cell>
          <table:table-cell office:value-type="float" office:value="11.710654" calcext:value-type="float">
            <text:p>11,710654</text:p>
          </table:table-cell>
          <table:table-cell table:formula="of:=[.B7]^2" office:value-type="float" office:value="1225000000" calcext:value-type="float">
            <text:p>1225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40000" calcext:value-type="float">
            <text:p>40000</text:p>
          </table:table-cell>
          <table:table-cell office:value-type="float" office:value="15.287497" calcext:value-type="float">
            <text:p>15,287497</text:p>
          </table:table-cell>
          <table:table-cell table:formula="of:=[.B8]^2" office:value-type="float" office:value="1600000000" calcext:value-type="float">
            <text:p>1600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52444" calcext:value-type="float">
            <text:p>0,052444</text:p>
          </table:table-cell>
          <table:table-cell table:formula="of:=[.B9]^2" office:value-type="float" office:value="25000000" calcext:value-type="float">
            <text:p>25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214397" calcext:value-type="float">
            <text:p>0,214397</text:p>
          </table:table-cell>
          <table:table-cell table:formula="of:=[.B10]^2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15000" calcext:value-type="float">
            <text:p>15000</text:p>
          </table:table-cell>
          <table:table-cell office:value-type="float" office:value="0.481246" calcext:value-type="float">
            <text:p>0,481246</text:p>
          </table:table-cell>
          <table:table-cell table:formula="of:=[.B11]^2" office:value-type="float" office:value="225000000" calcext:value-type="float">
            <text:p>225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20000" calcext:value-type="float">
            <text:p>20000</text:p>
          </table:table-cell>
          <table:table-cell office:value-type="float" office:value="0.855243" calcext:value-type="float">
            <text:p>0,855243</text:p>
          </table:table-cell>
          <table:table-cell table:formula="of:=[.B12]^2" office:value-type="float" office:value="400000000" calcext:value-type="float">
            <text:p>400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25000" calcext:value-type="float">
            <text:p>25000</text:p>
          </table:table-cell>
          <table:table-cell office:value-type="float" office:value="1.331451" calcext:value-type="float">
            <text:p>1,331451</text:p>
          </table:table-cell>
          <table:table-cell table:formula="of:=[.B13]^2" office:value-type="float" office:value="625000000" calcext:value-type="float">
            <text:p>625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30000" calcext:value-type="float">
            <text:p>30000</text:p>
          </table:table-cell>
          <table:table-cell office:value-type="float" office:value="1.921778" calcext:value-type="float">
            <text:p>1,921778</text:p>
          </table:table-cell>
          <table:table-cell table:formula="of:=[.B14]^2" office:value-type="float" office:value="900000000" calcext:value-type="float">
            <text:p>900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35000" calcext:value-type="float">
            <text:p>35000</text:p>
          </table:table-cell>
          <table:table-cell office:value-type="float" office:value="2.619682" calcext:value-type="float">
            <text:p>2,619682</text:p>
          </table:table-cell>
          <table:table-cell table:formula="of:=[.B15]^2" office:value-type="float" office:value="1225000000" calcext:value-type="float">
            <text:p>1225000000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40000" calcext:value-type="float">
            <text:p>40000</text:p>
          </table:table-cell>
          <table:table-cell office:value-type="float" office:value="3.414045" calcext:value-type="float">
            <text:p>3,414045</text:p>
          </table:table-cell>
          <table:table-cell table:formula="of:=[.B16]^2" office:value-type="float" office:value="1600000000" calcext:value-type="float">
            <text:p>1600000000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8" calcext:value-type="float">
            <text:p>0,000888</text:p>
          </table:table-cell>
          <table:table-cell table:formula="of:=[.B17]*LOG([.B17];2)" office:value-type="float" office:value="61438.5618977473" calcext:value-type="float">
            <text:p>61438,5618977473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6" calcext:value-type="float">
            <text:p>0,001906</text:p>
          </table:table-cell>
          <table:table-cell table:formula="of:=[.B18]*LOG([.B18];2)" office:value-type="float" office:value="132877.123795495" calcext:value-type="float">
            <text:p>132877,123795495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06" calcext:value-type="float">
            <text:p>0,003006</text:p>
          </table:table-cell>
          <table:table-cell table:formula="of:=[.B19]*LOG([.B19];2)" office:value-type="float" office:value="208090.123204059" calcext:value-type="float">
            <text:p>208090,123204059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32" calcext:value-type="float">
            <text:p>0,004132</text:p>
          </table:table-cell>
          <table:table-cell table:formula="of:=[.B20]*LOG([.B20];2)" office:value-type="float" office:value="285754.247590989" calcext:value-type="float">
            <text:p>285754,247590989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5267" calcext:value-type="float">
            <text:p>0,005267</text:p>
          </table:table-cell>
          <table:table-cell table:formula="of:=[.B21]*LOG([.B21];2)" office:value-type="float" office:value="365241.01186092" calcext:value-type="float">
            <text:p>365241,01186092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6664" calcext:value-type="float">
            <text:p>0,006664</text:p>
          </table:table-cell>
          <table:table-cell table:formula="of:=[.B22]*LOG([.B22];2)" office:value-type="float" office:value="446180.246408118" calcext:value-type="float">
            <text:p>446180,246408118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35000" calcext:value-type="float">
            <text:p>35000</text:p>
          </table:table-cell>
          <table:table-cell office:value-type="float" office:value="0.007493" calcext:value-type="float">
            <text:p>0,007493</text:p>
          </table:table-cell>
          <table:table-cell table:formula="of:=[.B23]*LOG([.B23];2)" office:value-type="float" office:value="528327.355556247" calcext:value-type="float">
            <text:p>528327,355556247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8762" calcext:value-type="float">
            <text:p>0,008762</text:p>
          </table:table-cell>
          <table:table-cell table:formula="of:=[.B24]*LOG([.B24];2)" office:value-type="float" office:value="611508.495181978" calcext:value-type="float">
            <text:p>611508,495181978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71652" calcext:value-type="float">
            <text:p>0,071652</text:p>
          </table:table-cell>
          <table:table-cell table:formula="of:=[.B25]^2" office:value-type="float" office:value="25000000" calcext:value-type="float">
            <text:p>25000000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5695" calcext:value-type="float">
            <text:p>0,285695</text:p>
          </table:table-cell>
          <table:table-cell table:formula="of:=[.B26]^2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15000" calcext:value-type="float">
            <text:p>15000</text:p>
          </table:table-cell>
          <table:table-cell office:value-type="float" office:value="0.642253" calcext:value-type="float">
            <text:p>0,642253</text:p>
          </table:table-cell>
          <table:table-cell table:formula="of:=[.B27]^2" office:value-type="float" office:value="225000000" calcext:value-type="float">
            <text:p>225000000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20000" calcext:value-type="float">
            <text:p>20000</text:p>
          </table:table-cell>
          <table:table-cell office:value-type="float" office:value="1.140869" calcext:value-type="float">
            <text:p>1,140869</text:p>
          </table:table-cell>
          <table:table-cell table:formula="of:=[.B28]^2" office:value-type="float" office:value="400000000" calcext:value-type="float">
            <text:p>400000000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25000" calcext:value-type="float">
            <text:p>25000</text:p>
          </table:table-cell>
          <table:table-cell office:value-type="float" office:value="1.782016" calcext:value-type="float">
            <text:p>1,782016</text:p>
          </table:table-cell>
          <table:table-cell table:formula="of:=[.B29]^2" office:value-type="float" office:value="625000000" calcext:value-type="float">
            <text:p>625000000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30000" calcext:value-type="float">
            <text:p>30000</text:p>
          </table:table-cell>
          <table:table-cell office:value-type="float" office:value="2.565305" calcext:value-type="float">
            <text:p>2,565305</text:p>
          </table:table-cell>
          <table:table-cell table:formula="of:=[.B30]^2" office:value-type="float" office:value="900000000" calcext:value-type="float">
            <text:p>900000000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35000" calcext:value-type="float">
            <text:p>35000</text:p>
          </table:table-cell>
          <table:table-cell office:value-type="float" office:value="3.490443" calcext:value-type="float">
            <text:p>3,490443</text:p>
          </table:table-cell>
          <table:table-cell table:formula="of:=[.B31]^2" office:value-type="float" office:value="1225000000" calcext:value-type="float">
            <text:p>1225000000</text:p>
          </table:table-cell>
        </table:table-row>
        <table:table-row table:style-name="ro1">
          <table:table-cell office:value-type="string" calcext:value-type="string">
            <text:p>Selectsort</text:p>
          </table:table-cell>
          <table:table-cell office:value-type="float" office:value="40000" calcext:value-type="float">
            <text:p>40000</text:p>
          </table:table-cell>
          <table:table-cell office:value-type="float" office:value="4.558584" calcext:value-type="float">
            <text:p>4,558584</text:p>
          </table:table-cell>
          <table:table-cell table:formula="of:=[.B32]^2" office:value-type="float" office:value="1600000000" calcext:value-type="float">
            <text:p>1600000000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3" table:number-rows-repeated="5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 table:number-rows-repeated="8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15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6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20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14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 table:number-rows-repeated="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UI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Heuristica" style:font-family-generic="roman" style:font-pitch="variable" fo:font-size="12pt" fo:language="sv" fo:country="SE" style:letter-kerning="true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00-00-00</text:date>, <text:time style:data-style-name="N2" text:time-value="0000-00-00T00:28:03.699641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8T00:32:19.195120978</dc:date>
    <dc:creator>Thomas Nordenmark</dc:creator>
    <meta:generator>LibreOffice/4.1.5.3$Linux_X86_64 LibreOffice_project/410m0$Build-3</meta:generator>
    <meta:editing-duration>PT34M55S</meta:editing-duration>
    <meta:editing-cycles>6</meta:editing-cycles>
    <meta:document-statistic meta:table-count="1" meta:cell-count="1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16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7cm" svg:height="13.975cm" xlink:href=".." xlink:type="simple" chart:class="chart:line" chart:style-name="ch1">
        <chart:title svg:x="7.845cm" svg:y="0.415cm" chart:style-name="ch2">
          <text:p>Bubblesort</text:p>
        </chart:title>
        <chart:legend chart:legend-position="end" svg:x="15.149cm" svg:y="6.679cm" style:legend-expansion="high" chart:style-name="ch3"/>
        <chart:plot-area chart:style-name="ch4" table:cell-range-address="Sheet1.B1:Sheet1.C8" chart:data-source-has-labels="column" svg:x="1.389cm" svg:y="2.053cm" svg:width="13.038cm" svg:height="10.645cm">
          <chartooo:coordinate-region svg:x="2.027cm" svg:y="2.261cm" svg:width="11.761cm" svg:height="9.773cm"/>
          <chart:axis chart:dimension="x" chart:name="primary-x" chart:style-name="ch5" chartooo:axis-type="auto">
            <chartooo:date-scale/>
            <chart:title svg:x="7.105cm" svg:y="12.978cm" chart:style-name="ch6">
              <text:p>Array size</text:p>
            </chart:title>
            <chart:categories table:cell-range-address="Sheet1.B1:Sheet1.B8"/>
          </chart:axis>
          <chart:axis chart:dimension="x" chart:name="secondary-x" chart:style-name="ch7"/>
          <chart:axis chart:dimension="y" chart:name="primary-y" chart:style-name="ch8">
            <chart:title svg:x="0.451cm" svg:y="7.998cm" chart:style-name="ch9">
              <text:p>Time(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C1:Sheet1.C8" chart:class="chart:line">
            <chart:data-point chart:repeated="8"/>
          </chart:series>
          <chart:series chart:attached-axis="secondary-y" chart:style-name="ch13" chart:values-cell-range-address="" chart:class="chart:line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1:Sheet1.B8</svg:desc>
                </draw:g>
              </table:table-cell>
              <table:table-cell office:value-type="float" office:value="0.238229">
                <text:p>0.238229</text:p>
                <draw:g>
                  <svg:desc>Sheet1.C1:Sheet1.C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56803">
                <text:p>0.95680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154283">
                <text:p>2.15428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831269">
                <text:p>3.83126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.985887">
                <text:p>5.98588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.611687">
                <text:p>8.61168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1.710654">
                <text:p>11.71065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5.287497">
                <text:p>15.287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5cm" svg:height="12.586cm" xlink:href=".." xlink:type="simple" chart:class="chart:line" chart:style-name="ch1">
        <chart:title svg:x="7.644cm" svg:y="0.387cm" chart:style-name="ch2">
          <text:p>Insertionsort</text:p>
        </chart:title>
        <chart:legend chart:legend-position="end" svg:x="15.132cm" svg:y="5.985cm" style:legend-expansion="high" chart:style-name="ch3"/>
        <chart:plot-area chart:style-name="ch4" table:cell-range-address="Sheet1.B9:Sheet1.C16" chart:data-source-has-labels="column" svg:x="1.389cm" svg:y="1.941cm" svg:width="13.021cm" svg:height="9.396cm">
          <chartooo:coordinate-region svg:x="2.33cm" svg:y="2.149cm" svg:width="11.441cm" svg:height="8.524cm"/>
          <chart:axis chart:dimension="x" chart:name="primary-x" chart:style-name="ch5" chartooo:axis-type="auto">
            <chartooo:date-scale/>
            <chart:title svg:x="7.096cm" svg:y="11.589cm" chart:style-name="ch6">
              <text:p>Array size</text:p>
            </chart:title>
            <chart:categories table:cell-range-address="Sheet1.B9:Sheet1.B16"/>
          </chart:axis>
          <chart:axis chart:dimension="y" chart:name="primary-y" chart:style-name="ch7">
            <chart:title svg:x="0.451cm" svg:y="7.262cm" chart:style-name="ch8">
              <text:p>Time(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C9:Sheet1.C16" chart:class="chart:line">
            <chart:data-point chart:repeated="8"/>
          </chart:series>
          <chart:series chart:attached-axis="secondary-y"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9:Sheet1.B16</svg:desc>
                </draw:g>
              </table:table-cell>
              <table:table-cell office:value-type="float" office:value="0.052444">
                <text:p>0.052444</text:p>
                <draw:g>
                  <svg:desc>Sheet1.C9:Sheet1.C1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14397">
                <text:p>0.21439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481246">
                <text:p>0.48124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55243">
                <text:p>0.85524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331451">
                <text:p>1.33145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21778">
                <text:p>1.92177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619682">
                <text:p>2.61968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.414045">
                <text:p>3.414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94cm" svg:height="13.713cm" xlink:href=".." xlink:type="simple" chart:class="chart:line" chart:style-name="ch1">
        <chart:title svg:x="7.956cm" svg:y="0.41cm" chart:style-name="ch2">
          <text:p>Quicksort</text:p>
        </chart:title>
        <chart:legend chart:legend-position="end" svg:x="15.176cm" svg:y="6.291cm" style:legend-expansion="high" chart:style-name="ch3"/>
        <chart:plot-area chart:style-name="ch4" table:cell-range-address="Sheet1.B17:Sheet1.D24" chart:data-source-has-labels="column" svg:x="1.389cm" svg:y="2.033cm" svg:width="13.065cm" svg:height="10.408cm">
          <chartooo:coordinate-region svg:x="2.523cm" svg:y="2.241cm" svg:width="10.519cm" svg:height="9.536cm"/>
          <chart:axis chart:dimension="x" chart:name="primary-x" chart:style-name="ch5" chartooo:axis-type="auto">
            <chartooo:date-scale/>
            <chart:title svg:x="7.118cm" svg:y="12.716cm" chart:style-name="ch6">
              <text:p>Array size</text:p>
            </chart:title>
            <chart:categories table:cell-range-address="Sheet1.B17:Sheet1.B24"/>
          </chart:axis>
          <chart:axis chart:dimension="y" chart:name="primary-y" chart:style-name="ch5">
            <chart:title svg:x="0.451cm" svg:y="7.86cm" chart:style-name="ch7">
              <text:p>Time(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C17:Sheet1.C24" chart:class="chart:line">
            <chart:data-point chart:repeated="8"/>
          </chart:series>
          <chart:series chart:attached-axis="secondary-y" chart:style-name="ch11" chart:values-cell-range-address="Sheet1.D17:Sheet1.D2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17:Sheet1.B24</svg:desc>
                </draw:g>
              </table:table-cell>
              <table:table-cell office:value-type="float" office:value="0.000888">
                <text:p>0.000888</text:p>
                <draw:g>
                  <svg:desc>Sheet1.C17:Sheet1.C24</svg:desc>
                </draw:g>
              </table:table-cell>
              <table:table-cell office:value-type="float" office:value="61438.5618977473">
                <text:p>61438.5618977473</text:p>
                <draw:g>
                  <svg:desc>Sheet1.D17:Sheet1.D2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906">
                <text:p>0.001906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006">
                <text:p>0.003006</text:p>
              </table:table-cell>
              <table:table-cell office:value-type="float" office:value="208090.123204059">
                <text:p>208090.1232040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132">
                <text:p>0.004132</text:p>
              </table:table-cell>
              <table:table-cell office:value-type="float" office:value="285754.247590989">
                <text:p>285754.24759098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5267">
                <text:p>0.005267</text:p>
              </table:table-cell>
              <table:table-cell office:value-type="float" office:value="365241.01186092">
                <text:p>365241.0118609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6664">
                <text:p>0.006664</text:p>
              </table:table-cell>
              <table:table-cell office:value-type="float" office:value="446180.246408118">
                <text:p>446180.24640811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7493">
                <text:p>0.007493</text:p>
              </table:table-cell>
              <table:table-cell office:value-type="float" office:value="528327.355556247">
                <text:p>528327.35555624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8762">
                <text:p>0.008762</text:p>
              </table:table-cell>
              <table:table-cell office:value-type="float" office:value="611508.495181978">
                <text:p>611508.495181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23cm" svg:height="13.197cm" xlink:href=".." xlink:type="simple" chart:class="chart:line" chart:style-name="ch1">
        <chart:title svg:x="7.575cm" svg:y="0.399cm" chart:style-name="ch2">
          <text:p>Selectionsort</text:p>
        </chart:title>
        <chart:legend chart:legend-position="end" svg:x="15.243cm" svg:y="6.033cm" style:legend-expansion="high" chart:style-name="ch3"/>
        <chart:plot-area chart:style-name="ch4" table:cell-range-address="Sheet1.B25:Sheet1.D32" chart:data-source-has-labels="both" svg:x="1.388cm" svg:y="1.989cm" svg:width="13.135cm" svg:height="9.947cm">
          <chartooo:coordinate-region svg:x="2.136cm" svg:y="2.197cm" svg:width="10.202cm" svg:height="9.075cm"/>
          <chart:axis chart:dimension="x" chart:name="primary-x" chart:style-name="ch5" chartooo:axis-type="auto">
            <chartooo:date-scale/>
            <chart:title svg:x="7.152cm" svg:y="12.2cm" chart:style-name="ch6">
              <text:p>Array size</text:p>
            </chart:title>
            <chart:categories table:cell-range-address="Sheet1.B25:Sheet1.B32"/>
          </chart:axis>
          <chart:axis chart:dimension="y" chart:name="primary-y" chart:style-name="ch5">
            <chart:title svg:x="0.451cm" svg:y="7.585cm" chart:style-name="ch7">
              <text:p>Time(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C25:Sheet1.C32" chart:label-cell-address="" chart:class="chart:line">
            <chart:data-point chart:repeated="8"/>
          </chart:series>
          <chart:series chart:attached-axis="secondary-y" chart:style-name="ch11" chart:values-cell-range-address="Sheet1.D25:Sheet1.D32" chart:label-cell-address="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</table:table-cell>
              <table:table-cell office:value-type="string">
                <text:p>bigo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25:Sheet1.B32</svg:desc>
                </draw:g>
              </table:table-cell>
              <table:table-cell office:value-type="float" office:value="0.071652">
                <text:p>0.071652</text:p>
                <draw:g>
                  <svg:desc>Sheet1.C25:Sheet1.C32</svg:desc>
                </draw:g>
              </table:table-cell>
              <table:table-cell office:value-type="float" office:value="25000000">
                <text:p>25000000</text:p>
                <draw:g>
                  <svg:desc>Sheet1.D25:Sheet1.D3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85695">
                <text:p>0.285695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642253">
                <text:p>0.642253</text:p>
              </table:table-cell>
              <table:table-cell office:value-type="float" office:value="225000000">
                <text:p>2250000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40869">
                <text:p>1.140869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782016">
                <text:p>1.782016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565305">
                <text:p>2.565305</text:p>
              </table:table-cell>
              <table:table-cell office:value-type="float" office:value="900000000">
                <text:p>9000000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.490443">
                <text:p>3.490443</text:p>
              </table:table-cell>
              <table:table-cell office:value-type="float" office:value="1225000000">
                <text:p>12250000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.558584">
                <text:p>4.558584</text:p>
              </table:table-cell>
              <table:table-cell office:value-type="float" office:value="1600000000">
                <text:p>1600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6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24cm" svg:height="13.975cm" xlink:href=".." xlink:type="simple" chart:class="chart:line" chart:style-name="ch1">
        <chart:title svg:x="7.521cm" svg:y="0.415cm" chart:style-name="ch2">
          <text:p>All algorithms</text:p>
        </chart:title>
        <chart:legend chart:legend-position="end" svg:x="15.106cm" svg:y="5.907cm" style:legend-expansion="high" chart:style-name="ch3"/>
        <chart:plot-area chart:style-name="ch4" table:cell-range-address="Sheet1.B1:Sheet1.C8 Sheet1.C9:Sheet1.C32" chart:data-source-has-labels="column" svg:x="1.388cm" svg:y="2.053cm" svg:width="12.998cm" svg:height="10.645cm">
          <chartooo:coordinate-region svg:x="2.026cm" svg:y="2.261cm" svg:width="11.875cm" svg:height="9.773cm"/>
          <chart:axis chart:dimension="x" chart:name="primary-x" chart:style-name="ch5" chartooo:axis-type="auto">
            <chartooo:date-scale/>
            <chart:title svg:x="7.084cm" svg:y="12.978cm" chart:style-name="ch6">
              <text:p>Array size</text:p>
            </chart:title>
            <chart:categories table:cell-range-address="Sheet1.B1:Sheet1.B8"/>
          </chart:axis>
          <chart:axis chart:dimension="y" chart:name="primary-y" chart:style-name="ch7">
            <chart:title svg:x="0.451cm" svg:y="7.998cm" chart:style-name="ch8">
              <text:p>Time(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C1:Sheet1.C8" chart:class="chart:line">
            <chart:data-point chart:repeated="8"/>
          </chart:series>
          <chart:series chart:attached-axis="primary-y" chart:style-name="ch12" chart:values-cell-range-address="Sheet1.C9:Sheet1.C16" chart:class="chart:line">
            <chart:data-point chart:repeated="8"/>
          </chart:series>
          <chart:series chart:attached-axis="primary-y" chart:style-name="ch13" chart:values-cell-range-address="Sheet1.C17:Sheet1.C24" chart:class="chart:line">
            <chart:data-point chart:repeated="8"/>
          </chart:series>
          <chart:series chart:attached-axis="primary-y" chart:style-name="ch14" chart:values-cell-range-address="Sheet1.C25:Sheet1.C3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1:Sheet1.B8</svg:desc>
                </draw:g>
              </table:table-cell>
              <table:table-cell office:value-type="float" office:value="0.238229">
                <text:p>0.238229</text:p>
                <draw:g>
                  <svg:desc>Sheet1.C1:Sheet1.C8</svg:desc>
                </draw:g>
              </table:table-cell>
              <table:table-cell office:value-type="float" office:value="0.052444">
                <text:p>0.052444</text:p>
                <draw:g>
                  <svg:desc>Sheet1.C9:Sheet1.C16</svg:desc>
                </draw:g>
              </table:table-cell>
              <table:table-cell office:value-type="float" office:value="0.000888">
                <text:p>0.000888</text:p>
                <draw:g>
                  <svg:desc>Sheet1.C17:Sheet1.C24</svg:desc>
                </draw:g>
              </table:table-cell>
              <table:table-cell office:value-type="float" office:value="0.071652">
                <text:p>0.071652</text:p>
                <draw:g>
                  <svg:desc>Sheet1.C25:Sheet1.C3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56803">
                <text:p>0.956803</text:p>
              </table:table-cell>
              <table:table-cell office:value-type="float" office:value="0.214397">
                <text:p>0.214397</text:p>
              </table:table-cell>
              <table:table-cell office:value-type="float" office:value="0.001906">
                <text:p>0.001906</text:p>
              </table:table-cell>
              <table:table-cell office:value-type="float" office:value="0.285695">
                <text:p>0.28569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154283">
                <text:p>2.154283</text:p>
              </table:table-cell>
              <table:table-cell office:value-type="float" office:value="0.481246">
                <text:p>0.481246</text:p>
              </table:table-cell>
              <table:table-cell office:value-type="float" office:value="0.003006">
                <text:p>0.003006</text:p>
              </table:table-cell>
              <table:table-cell office:value-type="float" office:value="0.642253">
                <text:p>0.64225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831269">
                <text:p>3.831269</text:p>
              </table:table-cell>
              <table:table-cell office:value-type="float" office:value="0.855243">
                <text:p>0.855243</text:p>
              </table:table-cell>
              <table:table-cell office:value-type="float" office:value="0.004132">
                <text:p>0.004132</text:p>
              </table:table-cell>
              <table:table-cell office:value-type="float" office:value="1.140869">
                <text:p>1.14086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.985887">
                <text:p>5.985887</text:p>
              </table:table-cell>
              <table:table-cell office:value-type="float" office:value="1.331451">
                <text:p>1.331451</text:p>
              </table:table-cell>
              <table:table-cell office:value-type="float" office:value="0.005267">
                <text:p>0.005267</text:p>
              </table:table-cell>
              <table:table-cell office:value-type="float" office:value="1.782016">
                <text:p>1.78201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.611687">
                <text:p>8.611687</text:p>
              </table:table-cell>
              <table:table-cell office:value-type="float" office:value="1.921778">
                <text:p>1.921778</text:p>
              </table:table-cell>
              <table:table-cell office:value-type="float" office:value="0.006664">
                <text:p>0.006664</text:p>
              </table:table-cell>
              <table:table-cell office:value-type="float" office:value="2.565305">
                <text:p>2.56530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1.710654">
                <text:p>11.710654</text:p>
              </table:table-cell>
              <table:table-cell office:value-type="float" office:value="2.619682">
                <text:p>2.619682</text:p>
              </table:table-cell>
              <table:table-cell office:value-type="float" office:value="0.007493">
                <text:p>0.007493</text:p>
              </table:table-cell>
              <table:table-cell office:value-type="float" office:value="3.490443">
                <text:p>3.49044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5.287497">
                <text:p>15.287497</text:p>
              </table:table-cell>
              <table:table-cell office:value-type="float" office:value="3.414045">
                <text:p>3.414045</text:p>
              </table:table-cell>
              <table:table-cell office:value-type="float" office:value="0.008762">
                <text:p>0.008762</text:p>
              </table:table-cell>
              <table:table-cell office:value-type="float" office:value="4.558584">
                <text:p>4.5585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